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8700" calcext:value-type="float">
            <text:p>87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 table:number-columns-repeated="3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30000" calcext:value-type="float">
            <text:p>30000</text:p>
          </table:table-cell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12381.3623188406" calcext:value-type="float">
            <text:p>12381.3623188406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78950" calcext:value-type="float">
            <text:p>178950</text:p>
          </table:table-cell>
          <table:table-cell/>
          <table:table-cell table:formula="of:=SUM([.L4:.L31])" office:value-type="float" office:value="165000" calcext:value-type="float">
            <text:p>1650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table:number-columns-repeated="5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4]/23" office:value-type="float" office:value="0" calcext:value-type="float">
            <text:p>0</text:p>
          </table:table-cell>
          <table:table-cell table:formula="of:=[.C34]/24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4" office:value-type="float" office:value="0" calcext:value-type="float">
            <text:p>0</text:p>
          </table:table-cell>
          <table:table-cell table:formula="of:=[.F34]/24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0:58:57.922194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6T11:05:12.133856884</dc:date>
    <meta:editing-duration>P12DT6H1M34S</meta:editing-duration>
    <meta:editing-cycles>3585</meta:editing-cycles>
    <meta:generator>LibreOffice/4.2.8.2$Linux_X86_64 LibreOffice_project/420m0$Build-2</meta:generator>
    <meta:document-statistic meta:table-count="22" meta:cell-count="10399" meta:object-count="0"/>
  </office:meta>
</office:document-meta>
</file>